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3cc66" draw:fill-gradient-name="Custom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opacity="75%" draw:textarea-horizontal-align="justify" draw:textarea-vertical-align="middle" draw:auto-grow-height="false" draw:shadow-opacity="75%"/>
    </style:style>
    <style:style style:name="gr3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5cm" svg:x="0.5cm" svg:y="0.5cm">
          <text:p/>
          <draw:enhanced-geometry svg:viewBox="0 0 21600 21600" draw:path-stretchpoint-x="10800" draw:path-stretchpoint-y="10800" draw:text-areas="?f3 ?f4 ?f5 ?f6" draw:type="round-rectangle" draw:modifiers="2500.134589502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8cm" svg:height="4cm" svg:x="0.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cm" svg:height="4cm" svg:x="7.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8cm" svg:x="0.5cm" svg:y="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cm" svg:height="0.8cm" svg:x="0.5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cm" svg:height="4cm" svg:x="1cm" svg:y="1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0.6cm" svg:y="0.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0.2cm" svg:y="1.1cm">
          <text:p text:style-name="P1">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0.6cm" svg:y="5.2cm">
          <text:p text:style-name="P1">J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6.8cm" svg:y="0.2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3.7cm" svg:y="0.2cm"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0.2cm" svg:y="2.7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0.2cm" svg:y="4.3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7.2cm" svg:y="1.1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7.2cm" svg:y="2.7cm">
          <text:p text:style-name="P1">H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7.2cm" svg:y="4.3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3.7cm" svg:y="5.2cm">
          <text:p text:style-name="P1">K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6cm" svg:height="0.6cm" svg:x="6.8cm" svg:y="5.2cm">
          <text:p text:style-name="P1">L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Custom" draw:style="linear" draw:start-color="#33cc66" draw:end-color="#ffffff" draw:start-intensity="100%" draw:end-intensity="100%" draw:angle="1800" draw:border="7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imitar Asenov</meta:initial-creator>
    <meta:creation-date>2011-03-08T09:01:33</meta:creation-date>
    <dc:date>2011-03-08T10:00:14</dc:date>
    <dc:creator>Dimitar Asenov</dc:creator>
    <meta:editing-duration>PT00H54M08S</meta:editing-duration>
    <meta:editing-cycles>7</meta:editing-cycles>
    <meta:generator>OpenOffice.org/3.2$Unix OpenOffice.org_project/320m19$Build-9505</meta:generator>
    <meta:document-statistic meta:object-count="18"/>
  </office:meta>
</office:document-meta>
</file>